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ální">
      <style:paragraph-properties fo:break-before="page"/>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text-properties style:font-name="Arial" fo:font-weight="bold" style:font-weight-asian="bold" style:font-weight-complex="bold"/>
    </style:style>
    <style:style style:name="P5" style:family="paragraph" style:parent-style-name="Standard">
      <style:paragraph-properties fo:text-align="justify" style:justify-single-word="false"/>
      <style:text-properties style:font-name="Arial"/>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margin-left="1.3cm" fo:margin-right="0cm" fo:text-align="justify" style:justify-single-word="false" fo:text-indent="-1.3cm" style:auto-text-indent="false">
        <style:tab-stops/>
      </style:paragraph-properties>
      <style:text-properties style:font-name="Arial"/>
    </style:style>
    <style:style style:name="P9" style:family="paragraph" style:parent-style-name="Standard">
      <style:paragraph-properties fo:margin-left="1.3cm" fo:margin-right="0cm" fo:text-align="justify" style:justify-single-word="false" fo:text-indent="-1.3cm" style:auto-text-indent="false">
        <style:tab-stops/>
      </style:paragraph-properties>
    </style:style>
    <style:style style:name="P10" style:family="paragraph" style:parent-style-name="Normální">
      <style:paragraph-properties fo:text-align="justify" style:justify-single-word="false"/>
      <style:text-properties officeooo:paragraph-rsid="0011395a"/>
    </style:style>
    <style:style style:name="P11" style:family="paragraph" style:parent-style-name="Standard" style:master-page-name="MP0">
      <style:paragraph-properties fo:text-align="justify" style:justify-single-word="false" style:page-number="auto" fo:break-before="page"/>
      <style:text-properties style:font-name="Arial" fo:font-weight="bold" style:font-weight-asian="bold" style:font-weight-complex="bold"/>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officeooo:rsid="0011395a"/>
    </style:style>
    <style:style style:name="T4" style:family="text">
      <style:text-properties style:font-name="Arial" officeooo:rsid="0012c663"/>
    </style:style>
    <style:style style:name="T5" style:family="text">
      <style:text-properties fo:color="#000000" style:font-name="Arial" fo:font-size="11.5pt" style:letter-kerning="false" fo:background-color="#ffffff" loext:char-shading-value="0" style:font-name-asian="Times New Roman" style:font-size-asian="11.5pt" style:font-name-complex="Arial"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mlouva o poskytování konzultačních služeb</text:p>
      <text:p text:style-name="P2"><text:line-break/>Název: Česká pirátská strana<text:line-break/>Se sídlem: Řehořova 943/19, 130 00, Praha 3<text:line-break/>IČ: 71339698<text:line-break/>jednající: Petr Kapounek (předseda – KS Olomoucký Kraj)<text:line-break/>(dále jen "klient")</text:p>
      <text:p text:style-name="P2"><text:line-break/>a</text:p>
      <text:p text:style-name="Normální"><text:span text:style-name="Standardní_20_písmo_20_odstavce"><text:span text:style-name="T1"><text:line-break/>Jméno a příjmení: Patrik Kuba<text:line-break/>Se sídlem: Sokolská 583/14, 789 83, Loštice<text:line-break/>IČ: </text:span></text:span><text:span text:style-name="Standardní_20_písmo_20_odstavce"><text:span text:style-name="T5">07001479</text:span></text:span><text:span text:style-name="Standardní_20_písmo_20_odstavce"><text:span text:style-name="T1"><text:line-break/>DIČ: (nejsem plátcem DPH)<text:line-break/>bankovní spojení: 1022539132/6100<text:line-break/>(dále jen "konzultant")</text:span></text:span></text:p>
      <text:p text:style-name="P2"><text:line-break/>(společně dále též jako "smluvní strany")<text:line-break/>uzavřely níže uvedeného dne, měsíce a roku tuto Smlouvu o poskytování konzultačních služeb (dále jen „smlouva“):</text:p>
      <text:p text:style-name="P2"/>
      <text:p text:style-name="P6"><text:span text:style-name="Standardní_20_písmo_20_odstavce"><text:span text:style-name="T1">I. </text:span></text:span><text:span text:style-name="Standardní_20_písmo_20_odstavce"><text:span text:style-name="T2">Úvodní ustanovení</text:span></text:span></text:p>
      <text:p text:style-name="P3"/>
      <text:p text:style-name="P5">I.1. Konzultant je držitelem živnostenského oprávnění, jenž mu umožňuje poskytovat klientovi služby podle této smlouvy.</text:p>
      <text:p text:style-name="P5"/>
      <text:p text:style-name="P5">I.2. Klient je Česká pirátská strana prostřednictvím Krajského sdružení Olomouckého Kraje</text:p>
      <text:p text:style-name="P5"/>
      <text:p text:style-name="P4">II. Předmět smlouvy</text:p>
      <text:p text:style-name="P5"/>
      <text:p text:style-name="P5">II.1. Předmětem této smlouvy je závazek konzultanta poskytovat řádně, včas a s odbornou péčí klientovi odborné konzultace vždy v souladu se zadáním a požadavky klienta (dále jen „konzultace“) a závazek klienta zaplatit konzultantovi za řádně, včas a s odbornou péčí poskytnuté konzultace odměnu tak, jak je upraveno v článku IV. této smlouvy.</text:p>
      <text:p text:style-name="P5"/>
      <text:p text:style-name="P5">II.2. Konzultací se pro účely této smlouvy taktéž rozumí řízení jednotlivých projektů podle objednávek klienta, jakož i plnění dalších úkolů, kterými klient dle potřeby v rámci konzultační činnosti konzultanta pověří.</text:p>
      <text:p text:style-name="P5"/>
      <text:p text:style-name="P6"><text:span text:style-name="Standardní_20_písmo_20_odstavce"><text:span text:style-name="T1">III. </text:span></text:span><text:span text:style-name="Standardní_20_písmo_20_odstavce"><text:span text:style-name="T2">Základní podmínky spolupráce</text:span></text:span></text:p>
      <text:p text:style-name="P5"/>
      <text:p text:style-name="P5">III.1. Konzultant bude provádět sjednané plnění na základě požadavku (objednávky) klienta.</text:p>
      <text:p text:style-name="P8"/>
      <text:p text:style-name="P8">III.2. Konzultant se výslovně zavazuje:</text:p>
      <text:p text:style-name="P9"><text:span text:style-name="Standardní_20_písmo_20_odstavce"><text:span text:style-name="T1"><text:tab/>a) provádět sjednané plnění na své náklady a nebezpečí. Konzultant je oprávněn využít služeb třetích osob k provádění dílčích částí sjednaného plnění, musí však o tom klienta předem informovat a klient má právo navrženou spolupráci zakázat. Za činnost spolupracujících třetích osob nese konzultant vůči klientovi plnou odpovědnost, jako by sjednané plnění prováděl sám,</text:span></text:span></text:p>
      <text:p text:style-name="P8"><text:tab/>b) poskytovat konzultace řádně a svědomitě a dodržovat požadavky kladené <text:soft-page-break/>klientem na kvalitu poskytovaných konzultací,</text:p>
      <text:p text:style-name="P8"><text:tab/>c) dodržovat s klientem dohodnuté termíny a odbornou kvalitu provádění jednotlivých úkolů či projektů zadaných klientem.</text:p>
      <text:p text:style-name="P8"/>
      <text:p text:style-name="P5">III.3. Konzultant se dále zavazuje, že předmět plnění dle této smlouvy bude provádět výhradně pro klienta.</text:p>
      <text:p text:style-name="P5"/>
      <text:p text:style-name="P5">III.4. Smluvní strany se dále dohodly, že bez výslovného písemně uděleného souhlasu klienta konzultant nebude v takovém pracovním, obchodním a jiném podobném vztahu, ať již jednorázovém, dlouhodobém či trvalém, který by byl konfliktem zájmů klienta, či který by k takovému konfliktu zájmů mohl vést.</text:p>
      <text:p text:style-name="P5"/>
      <text:p text:style-name="P5">III.5. Konzultant se dále zavazuje, že po dobu platnosti této smlouvy nebude v žádném smluvním ani jiném obdobném vztahu s jinou právnickou či fyzickou osobou se stejným či obdobným předmětem činnosti, jaký má klient.</text:p>
      <text:p text:style-name="P5"/>
      <text:p text:style-name="P5">III.6. Osobou oprávněnou za klienta jednat s konzultantem ve věci poskytování předmětu plnění podle této smlouvy a příslušných objednávek a plnění konzultanta kontrolovat je vedoucí mediálního odboru České pirátské strany nebo osoba či osoby jím pověřené. Změní-li klient okruh takto oprávněných osob, je povinen tuto skutečnost konzultantovi sdělit.</text:p>
      <text:p text:style-name="P5"/>
      <text:p text:style-name="P5">III.7. Konzultant bude zastávat pozici Volební manažer ve městě Olomouc. Mezi jeho hlavní odpovědnosti se řadí:</text:p>
      <text:p text:style-name="P7"><text:span text:style-name="Standardní_20_písmo_20_odstavce"><text:span text:style-name="T1"><text:line-break/>a)<text:tab/>řízení členů volebního týmu průběžně a na pravidelných setkáních, a úkolování dalších dodavatelů,</text:span></text:span></text:p>
      <text:p text:style-name="P7"><text:span text:style-name="Standardní_20_písmo_20_odstavce"><text:span text:style-name="T1">b)<text:tab/>realizace a provádění výběrových a poptávkových řízení pro pirátskou kampaň,</text:span></text:span></text:p>
      <text:p text:style-name="P7"><text:span text:style-name="Standardní_20_písmo_20_odstavce"><text:span text:style-name="T1">c)<text:tab/>uvádění volební strategie Pirátů v život,</text:span></text:span></text:p>
      <text:p text:style-name="P7"><text:span text:style-name="Standardní_20_písmo_20_odstavce"><text:span text:style-name="T1">d)<text:tab/>koordinace s celostátní podporou komunálních voleb,</text:span></text:span></text:p>
      <text:p text:style-name="P7"><text:span text:style-name="Standardní_20_písmo_20_odstavce"><text:span text:style-name="T1">e)<text:tab/>operativa volební kampaně,</text:span></text:span></text:p>
      <text:p text:style-name="P7"><text:span text:style-name="Standardní_20_písmo_20_odstavce"><text:span text:style-name="T1">f)<text:tab/>vedení pravidelných zasedání Volebního štábu,</text:span></text:span></text:p>
      <text:p text:style-name="P7"><text:span text:style-name="Standardní_20_písmo_20_odstavce"><text:span text:style-name="T1">g)<text:tab/>účast na setkáních Volebního výboru a provádění jeho usnesení,</text:span></text:span></text:p>
      <text:p text:style-name="P7"><text:span text:style-name="Standardní_20_písmo_20_odstavce"><text:span text:style-name="T1">h)<text:tab/>poskytnutí součinnosti pro analýzu volební kampaně.</text:span></text:span></text:p>
      <text:p text:style-name="P3"/>
      <text:p text:style-name="P4">IV. Odměna a platební podmínky</text:p>
      <text:p text:style-name="P5"/>
      <text:p text:style-name="P7"><text:span text:style-name="Standardní_20_písmo_20_odstavce"><text:span text:style-name="T1">IV.1. Za konzultace poskytované v souladu s ustanoveními této smlouvy přísluší konzultantovi odměna ve výši 13 000,- Kč měsíčně (slovy: třináct tisíc korun českých). Konzultant ke dni uzavření této smlouvy není plátcem DPH a odměna této dani nepodléhá.</text:span></text:span></text:p>
      <text:p text:style-name="P5"/>
      <text:p text:style-name="P7"><text:span text:style-name="Standardní_20_písmo_20_odstavce"><text:span text:style-name="T1">IV.2. Nad rámec odměny uvedené v článku IV. Bodě IV.1. může být za konzultace udělena konzultantovi úkolová odměna v maximální výši 5 000,- Kč měsíčně.</text:span></text:span></text:p>
      <text:p text:style-name="P5"/>
      <text:p text:style-name="P5">IV.3. Odměna bude konzultantovi vyplacená po předložení faktury splňující všechny zákonné náležitosti daňového dokladu. Faktura bude splatná ve lhůtě 14 dní od vystavení a doručení klientovi. Fakturace bude prováděná v měsíčních intervalech.</text:p>
      <text:p text:style-name="P5"/>
      <text:p text:style-name="P7"><text:span text:style-name="Standardní_20_písmo_20_odstavce"><text:span text:style-name="T1">IV.4. V odměně jsou zahrnuty veškeré náklady, které konzultantovi s poskytováním plnění vzniknou, není-li dále stanoveno jinak. Konzultant má nárok na náhradu prokazatelně vynaložených výdajů na cesty mimo území města Olomouc. Na náhradu dalších nákladů má konzultant právo pouze v případě, že byly vynaloženy s předchozím písemným </text:span></text:span><text:soft-page-break/><text:span text:style-name="Standardní_20_písmo_20_odstavce"><text:span text:style-name="T1">souhlasem klienta a pouze do stanovené výše.</text:span></text:span></text:p>
      <text:p text:style-name="P5"/>
      <text:p text:style-name="P4">V. Práva a povinnosti smluvních stran</text:p>
      <text:p text:style-name="P5"/>
      <text:p text:style-name="P5">V.1. Klient se zavazuje předat konzultantovi všechny potřebné informace a materiály k řádnému poskytování předmětu plnění.</text:p>
      <text:p text:style-name="P5"/>
      <text:p text:style-name="P5">V.2. Konzultant se zavazuje předat klientovi veškerou dokumentaci související s příslušným poskytnutým plněním, včetně veškerých podkladů, dokumentů, materiálů, komponentů a jiných převzatých nebo získaných věcí a veškerých jiných písemných materiálů v listinné, elektronické či jiné podobě, které byly konzultantovi klientem zapůjčeny, nebo jinak poskytnuty.</text:p>
      <text:p text:style-name="P5"/>
      <text:p text:style-name="P5">V.3. Konzultant sám obstará vše, co je k plnění této smlouvy třeba, pokud se s klientem nedohodne jinak. Konzultant bude činnost podle této smlouvy provádět samostatně, bude však přitom vázán pokyny klienta. Bude-li konzultant považovat vydané pokyny za nevhodné z hlediska účelu smlouvy, jímž je vhodná mediální prezentace, klienta na to včas upozorní.</text:p>
      <text:p text:style-name="P5"/>
      <text:p text:style-name="P4">VI. Ochrana informací a mlčenlivost</text:p>
      <text:p text:style-name="P5"/>
      <text:p text:style-name="P5">VI.1. Konzultant je srozuměn s tím, že veškeré skutečnosti, které se dozvěděl a dozví v souvislosti s činností pro klienta, jsou tajné a důvěrné, mají povahu obchodního tajemství a know-how a jsou chráněny příslušnými právními předpisy (dále jen „Důvěrné informace“).</text:p>
      <text:p text:style-name="P5"/>
      <text:p text:style-name="P5">VI.2. Za Důvěrné informace se nepovažují informace, které se staly veřejně přístupnými, pokud se tak nestalo porušením povinnosti jejich ochrany, dále informace získané na základě postupu nezávislého na této smlouvě nebo druhé smluvní straně, kterým nedošlo k protiprávnímu jednání, pokud je smluvní strana, která informace získala, schopna tuto skutečnost řádně doložit, a konečně informace poskytnuté třetí osobou, která takové informace nezískala v důsledku porušení povinnosti jejich ochrany, ať již touto třetí osobou či kýmkoli jiným.</text:p>
      <text:p text:style-name="P5"/>
      <text:p text:style-name="P5">VI.3. Konzultant bere na vědomí a souhlasí, že:</text:p>
      <text:p text:style-name="P5"/>
      <text:p text:style-name="P5">a) není oprávněn jakýmkoliv způsobem užít, kopírovat či šířit Důvěrné informace, data a databázi klienta, ke které bude mít jako konzultant přístup v rámci poskytování předmětu plnění klientovi dle této smlouvy;</text:p>
      <text:p text:style-name="P5">b) bude využívat svěřené prostředky pouze k poskytování předmětu plnění;</text:p>
      <text:p text:style-name="P5"/>
      <text:p text:style-name="P5">c) není oprávněn umožnit třetím osobám přístup k Důvěrným informacím, tyto informace jim sdělit či předat;</text:p>
      <text:p text:style-name="P5"/>
      <text:p text:style-name="P5">VI.4. Stanovená povinnost mlčenlivosti trvá i po skončení platnosti a účinnosti této smlouvy, a to po dobu následujících pěti let.</text:p>
      <text:p text:style-name="P5"/>
      <text:p text:style-name="P5">VI.5. Konzultant je povinen zajistit utajení získaných Důvěrných informací způsobem obvyklým pro utajování takových informací, není-li výslovně sjednáno jinak.</text:p>
      <text:p text:style-name="P3"/>
      <text:p text:style-name="P1"/>
      <text:p text:style-name="P4">VII. Platnost smlouvy</text:p>
      <text:p text:style-name="P3"/>
      <text:p text:style-name="P7"><text:span text:style-name="Standardní_20_písmo_20_odstavce"><text:span text:style-name="T1">VII.1. Tato smlouva je uzavírána na dobu od </text:span></text:span><text:span text:style-name="Standardní_20_písmo_20_odstavce"><text:span text:style-name="T4">1</text:span></text:span><text:span text:style-name="Standardní_20_písmo_20_odstavce"><text:span text:style-name="T1">. </text:span></text:span><text:span text:style-name="Standardní_20_písmo_20_odstavce"><text:span text:style-name="T4">4</text:span></text:span><text:span text:style-name="Standardní_20_písmo_20_odstavce"><text:span text:style-name="T1">. 2018 do 30. 10. 2018.</text:span></text:span></text:p>
      <text:p text:style-name="P5"/>
      <text:p text:style-name="P5">VII.2. Obě strany jsou oprávněny tuto smlouvu kdykoli vypovědět s měsíční výpovědní dobou.</text:p>
      <text:p text:style-name="P5"/>
      <text:p text:style-name="P6"><text:span text:style-name="Standardní_20_písmo_20_odstavce"><text:span text:style-name="T2">VIII. Závěrečná ustanovení</text:span></text:span></text:p>
      <text:p text:style-name="P5"/>
      <text:p text:style-name="P5">VIII.1. Tato smlouva vstupuje v platnost a nabývá účinnosti dnem podpisu oběma smluvními stranami.</text:p>
      <text:p text:style-name="P5"/>
      <text:p text:style-name="P5">VIII.2. Tato smlouva se řídí českým právním řádem, zejména občanským zákoníkem.</text:p>
      <text:p text:style-name="P5"/>
      <text:p text:style-name="P5">VIII.3. Pokud by v rámci plnění této smlouvy konzultant vytvořil nehmotný statek, který je předmětem ochrany práv duševního vlastnictví (např. autorské dílo nebo databázi), poskytuje klientovi k užití tohoto nehmotného statku výhradní neomezenou licenci.</text:p>
      <text:p text:style-name="P5"/>
      <text:p text:style-name="P5">VIII.4. Veškeré změny nebo doplňky této smlouvy musí být učiněny písemnou formou v podobě číslovaných dodatků podepsaných oprávněnými zástupci obou smluvních stran.</text:p>
      <text:p text:style-name="P5"/>
      <text:p text:style-name="P5">VIII.5. Smluvní strany konstatují, že smlouva byla sepsána dle jejich pravé a svobodné vůle, s jejím obsahem bezvýhradně souhlasí, na důkaz čehož připojují vlastnoruční podpisy či podpisy osob oprávněných jménem smluvních stran jednat.</text:p>
      <text:p text:style-name="P5"/>
      <text:p text:style-name="P5">VIII.6. Tato smlouva je sepsána ve dvou vyhotoveních s platností originálu, přičemž každá smluvní strana obdrží jeden stejnopis.</text:p>
      <text:p text:style-name="P5"/>
      <text:p text:style-name="P5"/>
      <text:p text:style-name="P7"><text:span text:style-name="Standardní_20_písmo_20_odstavce"><text:span text:style-name="T1">V Olomouci dne 21. 3. 2018:</text:span></text:span></text:p>
      <text:p text:style-name="P7"><text:span text:style-name="Standardní_20_písmo_20_odstavce"><text:span text:style-name="T1"/></text:span></text:p>
      <text:p text:style-name="P7"><text:span text:style-name="Standardní_20_písmo_20_odstavce"><text:span text:style-name="T1"/></text:span></text:p>
      <text:p text:style-name="P7"><text:span text:style-name="Standardní_20_písmo_20_odstavce"><text:span text:style-name="T1"/></text:span></text:p>
      <text:p text:style-name="P10"><text:span text:style-name="Standardní_20_písmo_20_odstavce"><text:span text:style-name="T1">Patrik Kuba<text:tab/><text:tab/><text:tab/><text:tab/><text:tab/><text:tab/><text:tab/><text:tab/></text:span></text:span><text:span text:style-name="Standardní_20_písmo_20_odstavce"><text:span text:style-name="T3">Petr Kapounek</text:span></text:span></text:p>
      <text:p text:style-name="P10"><text:span text:style-name="Standardní_20_písmo_20_odstavce"><text:span text:style-name="T3"/></text:span></text:p>
      <text:p text:style-name="P10"><text:span text:style-name="Standardní_20_písmo_20_odstavce"><text:span text:style-name="T3"/></text:span></text:p>
      <text:p text:style-name="P10"><text:span text:style-name="Standardní_20_písmo_20_odstavce"><text:span text:style-name="T3">……………………..<text:tab/><text:tab/><text:tab/><text:tab/><text:tab/><text:tab/><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style:font-name-asian="Andale Sans UI" style:font-size-asian="12pt" style:language-asian="cs" style:country-asian="CZ"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cs" fo:country="CZ" fo:font-style="normal" style:text-underline-style="none" fo:font-weight="normal" style:letter-kerning="true" fo:background-color="transparent" style:font-name-asian="Andale Sans UI" style:font-size-asian="12pt" style:language-asian="cs" style:country-asian="CZ"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ální"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Titulek"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rdní_20_písmo_20_odstavce" style:display-name="Standardní písmo odstavc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creator>Vladislav Tobias Esner</dc:creator>
    <meta:creation-date>2018-04-25T15:53:00Z</meta:creation-date>
    <dc:date>2018-05-27T00:15:03.627890225</dc:date>
    <meta:editing-cycles>5</meta:editing-cycles>
    <meta:editing-duration>PT4M18S</meta:editing-duration>
    <meta:document-statistic meta:table-count="0" meta:image-count="0" meta:object-count="0" meta:page-count="4" meta:paragraph-count="61" meta:word-count="1193" meta:character-count="8407" meta:non-whitespace-character-count="7253"/>
    <meta:user-defined meta:name="Info 1"/>
    <meta:user-defined meta:name="Info 2"/>
    <meta:user-defined meta:name="Info 3"/>
    <meta:user-defined meta:name="Info 4"/>
    <meta:template xlink:type="simple" xlink:actuate="onRequest" xlink:title="" xlink:href="Normal.dotm"/>
  </office:meta>
</office:document-meta>
</file>